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09/11 August</text:p>
          </table:table-cell>
          <table:table-cell table:style-name="ce21" office:value-type="string">
            <text:p>Rev 11565+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2" office:value-type="string">
            <text:p>3.0.0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1/18/2009</text:date>, <text:time>15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ilipp</meta:initial-creator>
    <meta:creation-date>2008-09-24T13:31:34</meta:creation-date>
    <dc:date>2009-11-18T15:06:17</dc:date>
    <dc:language>en-US</dc:language>
    <meta:editing-cycles>139</meta:editing-cycles>
    <meta:editing-duration>PT40H26M38S</meta:editing-duration>
    <dc:creator>philipp </dc:creator>
    <meta:document-statistic meta:table-count="3" meta:cell-count="492" meta:object-count="0"/>
    <meta:user-defined meta:name="Info 1"/>
    <meta:user-defined meta:name="Info 2"/>
    <meta:user-defined meta:name="Info 3"/>
    <meta:user-defined meta:name="Info 4"/>
  </office:meta>
</office:document-meta>
</file>